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4818a" officeooo:paragraph-rsid="00464033" style:font-name-asian="Liberation Serif" style:font-size-asian="14pt" style:font-name-complex="Liberation Serif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b3f1e" officeooo:paragraph-rsid="004f4824" style:font-name-asian="Liberation Serif" style:font-size-asian="14pt" style:font-name-complex="Liberation Serif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ad8d9" officeooo:paragraph-rsid="004f4824" style:font-name-asian="Liberation Serif" style:font-size-asian="14pt" style:font-name-complex="Liberation Serif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f4824" officeooo:paragraph-rsid="004f4824" style:font-name-asian="Liberation Serif" style:font-size-asian="14pt" style:font-name-complex="Liberation Serif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4b3f1e" officeooo:paragraph-rsid="004f4824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4ad8d9" officeooo:paragraph-rsid="004f4824" style:font-name-asian="Liberation Serif" style:font-size-asian="14pt" style:font-name-complex="Liberation Serif" style:font-size-complex="14pt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rsid="004ad8d9" officeooo:paragraph-rsid="004f4824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1f8d5e"/>
    </style:style>
    <style:style style:name="T5" style:family="text">
      <style:text-properties officeooo:rsid="004f4824"/>
    </style:style>
    <style:style style:name="T6" style:family="text">
      <style:text-properties officeooo:rsid="004b3f1e"/>
    </style:style>
    <style:style style:name="T7" style:family="text">
      <style:text-properties officeooo:rsid="004ce05f"/>
    </style:style>
    <style:style style:name="T8" style:family="text">
      <style:text-properties officeooo:rsid="00469c2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T11" style:family="text">
      <style:text-properties style:font-name="Liberation Serif" fo:font-size="14pt" officeooo:rsid="004b8649" style:font-name-asian="Liberation Serif" style:font-size-asian="14pt" style:font-name-complex="Liberation Serif" style:font-size-complex="14pt"/>
    </style:style>
    <style:style style:name="T12" style:family="text">
      <style:text-properties officeooo:rsid="004b864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Objectif </text:span>: S’entrainer à utiliser le théorème de Pythagore, sa réciproque et sa contraposée.</text:p>
      <text:h text:style-name="Heading_20_1" text:outline-level="1">Déroulé</text:h>
      <text:p text:style-name="P6"/>
      <text:p text:style-name="P3"><text:span text:style-name="T9">Correction du TaF</text:span> :</text:p>
      <text:list xml:id="list4200724862" text:style-name="L1">
        <text:list-item>
          <text:p text:style-name="P8"><text:span text:style-name="T10">ex 2</text:span><text:span text:style-name="T11">7</text:span><text:span text:style-name="T10"> p. 255 (théorème de Pythagore)</text:span></text:p>
        </text:list-item>
        <text:list-item>
          <text:p text:style-name="P7">ex 36 p. 25<text:span text:style-name="T5">5</text:span> (réciproque)</text:p>
        </text:list-item>
      </text:list>
      <text:p text:style-name="P5"/>
      <text:p text:style-name="P5"><text:span text:style-name="T9">Activité en classe</text:span> : poursuite de l’entrainement</text:p>
      <text:list xml:id="list162327097760188" text:continue-numbering="true" text:style-name="L1">
        <text:list-item>
          <text:p text:style-name="P7"><text:span text:style-name="T12">ex </text:span><text:span text:style-name="T5">24 p. 254 et 29</text:span> p. 25<text:span text:style-name="T5">5</text:span> (théorème de Pythagore)</text:p>
        </text:list-item>
        <text:list-item>
          <text:p text:style-name="P7"><text:span text:style-name="T5">ex </text:span><text:span text:style-name="T12">39</text:span> p. 25<text:span text:style-name="T5">6</text:span> (réciproque)</text:p>
        </text:list-item>
        <text:list-item>
          <text:p text:style-name="P7"><text:span text:style-name="T12">ex </text:span><text:span text:style-name="T5">40</text:span> p. 25<text:span text:style-name="T5">6</text:span> (<text:span text:style-name="T12">contraposée</text:span>)</text:p>
        </text:list-item>
      </text:list>
      <text:p text:style-name="P4"/>
      <text:p text:style-name="P5"><text:span text:style-name="T9">TaF</text:span> : finir les exercices donnés en clas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3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</number:date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date-style style:name="N124">
      <number:month number:calendar="jewish" number:style="long" number:textual="true"/>
      <number:text> </number:text>
      <number:day number:calendar="jewish"/>
    </number:date-style>
    <number:currency-style style:name="N11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3P0"/>
    </number:currency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1f8d5e"/>
    </style:style>
    <style:style style:name="MT5" style:family="text">
      <style:text-properties officeooo:rsid="004f4824"/>
    </style:style>
    <style:style style:name="MT6" style:family="text">
      <style:text-properties officeooo:rsid="004b3f1e"/>
    </style:style>
    <style:style style:name="MT7" style:family="text">
      <style:text-properties officeooo:rsid="004ce0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2</text:span> – <text:span text:style-name="MT1">Pythagore</text:span><text:tab/><text:span text:style-name="MT3">Séance </text:span><text:span text:style-name="MT5">5</text:span><text:span text:style-name="MT6"> </text:span><text:span text:style-name="MT7">(</text:span><text:span text:style-name="MT5">1</text:span><text:span text:style-name="MT7">h) </text:span><text:span text:style-name="MT6">- 2</text:span><text:span text:style-name="MT5">6</text:span><text:span text:style-name="MT6">/09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29T16:23:25.127028579</dc:date>
    <meta:editing-duration>PT19H30M1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81" meta:character-count="422" meta:non-whitespace-character-count="356"/>
  </office:meta>
</office:document-meta>
</file>